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cadami" svg:font-family="Acadami" style:font-pitch="variable"/>
    <style:font-face style:name="Briem Handwriting" svg:font-family="'Briem Handwriting'" style:font-pitch="variable"/>
    <style:font-face style:name="JARDOTTY" svg:font-family="JARDOTTY" style:font-pitch="variable"/>
    <style:font-face style:name="Jarman" svg:font-family="Jar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Acadami" fo:font-size="18pt" officeooo:paragraph-rsid="000bad27" style:font-size-asian="18pt" style:font-name-complex="Garamond" style:font-size-complex="18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Acadami" fo:font-size="18pt" officeooo:rsid="000bad27" officeooo:paragraph-rsid="000bad27" style:font-size-asian="18pt" style:font-name-complex="Garamond" style:font-size-complex="18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Acadami" fo:font-size="13pt" officeooo:paragraph-rsid="000d0c99" style:font-size-asian="13pt" style:font-name-complex="Garamond" style:font-size-complex="13pt"/>
    </style:style>
    <style:style style:name="T1" style:family="text">
      <style:text-properties style:font-name="JARDOTTY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d0c99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d8ad0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8a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15: Tradition</text:p>
      <text:p text:style-name="P1">1. Christ claimed that He was sent by _ _ _ _ _ _ _. </text:p>
      <text:p text:style-name="P1">2. He proved this by working _ _ _ _ _ _ _ for that purpose.</text:p>
      <text:p text:style-name="P1">3. God (<text:span text:style-name="T1">can</text:span>) (<text:span text:style-name="T1">cannot</text:span>) work a miracle in favour of a false claim.</text:p>
      <text:p text:style-name="P1">4. To make sure that His teaching would last to the end of the world, Christ (<text:span text:style-name="T1">wrote it in a book</text:span>) (<text:span text:style-name="T1">told His Apostles to write it in a book</text:span>) (<text:span text:style-name="T1">established a society</text:span>).</text:p>
      <text:p text:style-name="P1">5. A society is different from an individual in that it can go on existing _ _ _ _ _ _ _.</text:p>
      <text:p text:style-name="P1">6. It is superior to a book in that it can teach with a _ _ _ _ _ _ _ voice.</text:p>
      <text:p text:style-name="P1">7. Christ made His Church an _ _ _ _ _ _ _ and _ _ _ _ _ _ _ society.</text:p>
      <text:p text:style-name="P1">8. The handing on of Christ's truths by the infallible voice of the Church is called _ _ _ _ _ _ _.</text:p>
      <text:p text:style-name="P1">9. Some of His truths came to be written in inspired writings called the _ _ _ _ _ _ _.</text:p>
      <text:p text:style-name="P1">10. A book is inspired if it has _ _ _ _ _ _ _ as well as a man for its author.</text:p>
      <text:p text:style-name="P1">11. Illustrious writers who fought for Christianity from the beginning to the eleventh century are called the _ _ _ _ _ _ _ of the Church.</text:p>
      <text:p text:style-name="P1">12. There are many inscriptions in the _ _ _ _ _ _ _ in Rome.</text:p>
      <text:p text:style-name="P1">13. The Church's teaching is seen also in the _ _ _ _ _ _ _ which the faithful recited.</text:p>
      <text:p text:style-name="P1">14. The Protestant rule of faith is the _ _ _ _ _ _ _ only, interpreted _ _ _ _ _ _ _.</text:p>
      <text:p text:style-name="P1">15. Public revelation ceased at the death of the last _ _ _ _ _ _ _.</text:p>
      <text:p text:style-name="P1">16. The first book of the New Testament was not written for about _ _ _ _ _ _ _ years after the Ascension.</text:p>
      <text:p text:style-name="P1">17. The last was written about the year _ _ _ _ _ _ _.</text:p>
      <text:p text:style-name="P1"><text:soft-page-break/>18. It was at the Council of _ _ _ _ _ _ _ in the year _ _ _ _ _ _ _ that the New Testament books were first bound into one.</text:p>
      <text:p text:style-name="P1">19. From Scripture we know that Christ wrote once, on the _ _ _ _ _ _ _.</text:p>
      <text:p text:style-name="P1">20. Christ (<text:span text:style-name="T1">did</text:span>) (<text:span text:style-name="T1">did not</text:span>) order His Apostles to write.</text:p>
      <text:p text:style-name="P1">21. He bade them go and _ _ _ _ _ _ _ all nations.</text:p>
      <text:p text:style-name="P1">22. He promised to be with them in their teaching “all days even to the _ _ _ _ _ _ _ of the world.”</text:p>
      <text:p text:style-name="P1">23. He said that the _ _ _ _ _ _ _ would abide with them for ever, and bring to their minds all He had taught them.</text:p>
      <text:p text:style-name="P1">24. He said that the _ _ _ _ _ _ _ would guide them into all truth.</text:p>
      <text:p text:style-name="P1">25. We can know which books were inspired only from the infallible teaching of the _ _ _ _ _ _ _.</text:p>
      <text:p text:style-name="P1">26. St. Peter, warns us that there are difficult texts in Scripture which some people “twist to their own _ _ _ _ _ _ _.”</text:p>
      <text:p text:style-name="P1">27. There is (<text:span text:style-name="T1">some</text:span>) (<text:span text:style-name="T1">no</text:span>) evidence in the New Testament for the fundamental principles of Protestantism.</text:p>
      <text:p text:style-name="P1">28. Private judgment in Scripture has lead to chaos, whereas the infallible teaching of the Church unites more than _ _ _ _ _ _ _ Catholics in oneness of belief.</text:p>
      <text:p text:style-name="P1">29. It was _ _ _ _ _ _ _ who wrote: “To be deep in history is to cease to be a Protestant.”</text:p>
      <text:p text:style-name="P1">30. Middleton Murray admits that the only complete form of Christianity is the _ _ _ _ _ _ _.</text:p>
      <text:p text:style-name="P1"/>
      <text:p text:style-name="P1"/>
      <text:p text:style-name="P3">(A). 1. Christ claimed that He was sent by (<text:span text:style-name="T3">God</text:span>). 2. He proved this by working (<text:span text:style-name="T3">miracles</text:span>) for that purpose. 3. God (can) (<text:span text:style-name="T2">cannot</text:span>) work a miracle in favour of a false claim. 4. To make sure that His teaching would last to the end of the world, Christ (wrote it in a book) (told His Apostles to write it in a book) (<text:span text:style-name="T2">established a society</text:span>). 5. A society is different from an individual in that it can go on existing (<text:span text:style-name="T4">forever</text:span>). 6. It is superior to a book in that it can teach with a (<text:span text:style-name="T4">living</text:span>) voice. 7. Christ made His Church an (<text:span text:style-name="T4">indefectible</text:span>) and (<text:span text:style-name="T4">infallible</text:span>) society. 8. The handing on of Christ's truths by the infallible voice of the Church is called (<text:span text:style-name="T4">tradition</text:span>). 9. Some of His truths came to be written in inspired writings called the (<text:span text:style-name="T4">Bible</text:span>). 10. A book is inspired if it has (<text:span text:style-name="T4">God</text:span>) as well as a man for its author. 11. Illustrious writers who fought for Christianity from the beginning to the eleventh century are called the (<text:span text:style-name="T4">Fathers</text:span>) of the Church. 12. There are many inscriptions in the (<text:span text:style-name="T4">catacombs</text:span>) in Rome. 13. The Church's teaching is seen also in the (<text:span text:style-name="T4">prayers</text:span>) which the faithful recited. 14. The Protestant rule of faith is the (<text:span text:style-name="T4">bible</text:span>) only, interpreted (<text:span text:style-name="T4">privately</text:span>). 15. Public revelation ceased at the death of the last (<text:span text:style-name="T4">Apostle</text:span>). 16. The first book of the New Testament was not written for about (<text:span text:style-name="T4">twenty</text:span>) years after the Ascension. 17. The last was written about the year (<text:span text:style-name="T4">100</text:span>). 18. It was at the Council of (<text:span text:style-name="T4">Hippo</text:span>) in the year (<text:span text:style-name="T4">393</text:span>) that the New Testament books were first bound into one. 19. From Scripture we know that Christ wrote once, on the (<text:span text:style-name="T4">ground</text:span>). 20. Christ (did) (<text:span text:style-name="T2">did not</text:span>) order His Apostles to write. 21. He bade them go and (“<text:span text:style-name="T4">teach</text:span>”) all nations. 22. He promised to be with them in their teaching “all days even to the (<text:span text:style-name="T4">consummation</text:span>) of the world.” 23. He said that the (<text:span text:style-name="T4">Holy Spirit</text:span>) would abide with them for ever, and bring to their minds all He had taught them. 24. He said that the (<text:span text:style-name="T4">Holy Spirit</text:span>) would guide them into all truth. 25. We can know which books were inspired only from the infallible teaching of the (<text:span text:style-name="T4">Church</text:span>). 26. St. Peter, warns us that there are difficult texts in Scripture which some people “twist to their own (<text:span text:style-name="T4">destruction</text:span>).” 27. There is (some) (<text:span text:style-name="T2">no</text:span>) evidence in the New Testament for the fundamental principles of Protestantism. 28. Private judgment in Scripture has lead to chaos, whereas the infallible teaching of the Church unites more than (<text:span text:style-name="T4">a billion (text says 430 000 000)</text:span>) Catholics in oneness of belief. 29. It was (<text:span text:style-name="T4">Blessed John Henry Cardinal Newman</text:span>) who wrote: “To be deep in history is to cease to be a Protestant.” 30. Middleton Murray admits that the only complete form of Christianity is the (<text:span text:style-name="T4">Catholic Church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cadami" svg:font-family="Acadami" style:font-pitch="variable"/>
    <style:font-face style:name="Briem Handwriting" svg:font-family="'Briem Handwriting'" style:font-pitch="variable"/>
    <style:font-face style:name="JARDOTTY" svg:font-family="JARDOTTY" style:font-pitch="variable"/>
    <style:font-face style:name="Jarman" svg:font-family="Jar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0:30:48.449435689</meta:creation-date>
    <meta:print-date>2015-11-04T10:36:15.427146341</meta:print-date>
    <dc:date>2015-11-04T12:03:03.695596124</dc:date>
    <meta:editing-duration>PT17M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32" meta:word-count="1123" meta:character-count="5383" meta:non-whitespace-character-count="4291"/>
  </office:meta>
</office:document-meta>
</file>